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6c4" officeooo:paragraph-rsid="00023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/11/2025 – Not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1:14:08.793620028</meta:creation-date>
    <meta:generator>LibreOffice/24.2.7.2$Linux_X86_64 LibreOffice_project/420$Build-2</meta:generator>
    <dc:date>2025-12-11T22:47:42.842635993</dc:date>
    <meta:editing-duration>PT1H23M3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6"/>
  </office:meta>
</office:document-meta>
</file>